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118in"/>
    </style:style>
    <style:style style:name="co2" style:family="table-column">
      <style:table-column-properties fo:break-before="auto" style:column-width="4.2362in"/>
    </style:style>
    <style:style style:name="co3" style:family="table-column">
      <style:table-column-properties fo:break-before="auto" style:column-width="0.7764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7583in"/>
    </style:style>
    <style:style style:name="co6" style:family="table-column">
      <style:table-column-properties fo:break-before="auto" style:column-width="0.7945in"/>
    </style:style>
    <style:style style:name="co7" style:family="table-column">
      <style:table-column-properties fo:break-before="auto" style:column-width="0.7417in"/>
    </style:style>
    <style:style style:name="co8" style:family="table-column">
      <style:table-column-properties fo:break-before="auto" style:column-width="0.8646in"/>
    </style:style>
    <style:style style:name="co9" style:family="table-column">
      <style:table-column-properties fo:break-before="auto" style:column-width="1.0764in"/>
    </style:style>
    <style:style style:name="co10" style:family="table-column">
      <style:table-column-properties fo:break-before="auto" style:column-width="0.7236in"/>
    </style:style>
    <style:style style:name="co11" style:family="table-column">
      <style:table-column-properties fo:break-before="auto" style:column-width="0.8118in"/>
    </style:style>
    <style:style style:name="co12" style:family="table-column">
      <style:table-column-properties fo:break-before="auto" style:column-width="0.9701in"/>
    </style:style>
    <style:style style:name="co13" style:family="table-column">
      <style:table-column-properties fo:break-before="auto" style:column-width="0.8472in"/>
    </style:style>
    <style:style style:name="co14" style:family="table-column">
      <style:table-column-properties fo:break-before="auto" style:column-width="1.111in"/>
    </style:style>
    <style:style style:name="ro1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50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09" table:default-cell-style-name="Default"/>
        <table:table-row table:style-name="ro1">
          <table:table-cell office:value-type="string">
            <text:p>Rate constants</text:p>
          </table:table-cell>
          <table:table-cell table:number-columns-repeated="1023"/>
        </table:table-row>
        <table:table-row table:style-name="ro1">
          <table:table-cell office:value-type="string">
            <text:p>Reaction ID</text:p>
          </table:table-cell>
          <table:table-cell office:value-type="string">
            <text:p>Reaction</text:p>
          </table:table-cell>
          <table:table-cell office:value-type="string">
            <text:p>Initial</text:p>
          </table:table-cell>
          <table:table-cell office:value-type="string">
            <text:p>Fwd Rxn</text:p>
          </table:table-cell>
          <table:table-cell office:value-type="string">
            <text:p>Rev Rxn</text:p>
          </table:table-cell>
          <table:table-cell office:value-type="string">
            <text:p>Order</text:p>
          </table:table-cell>
          <table:table-cell/>
          <table:table-cell office:value-type="string">
            <text:p>Substrate ID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GF+EGFR&lt;-&gt;EGF:EGFR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1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EGF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GF:EGFR + RAS-GDP -&gt; EGF:EGFR + RAS-GTP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GFR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AS-GTP + RAF-off -&gt; RAS-GDP + RAF-on 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string">
            <text:p>RAS GDP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AF-on -&gt; RAF-off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string">
            <text:p>RAF off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AF-on + MEK-off -&gt; RAF-on + MEK-o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string">
            <text:p>MEK on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EK-on-&gt;MEK-off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string">
            <text:p>ERK off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EK-on+ERK-off -&gt; ERK-o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string">
            <text:p>TACE off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RK-on-&gt;ERK-off</text:p>
          </table:table-cell>
          <table:table-cell table:number-columns-repeated="3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string">
            <text:p>EGFR TGFA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RK-on + TACE-off -&gt;TACE-o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string">
            <text:p>ERK on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GFA+EGF &lt;-&gt; EGFR-TGFA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MEK off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EGFR-TACE -&gt; 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RAF on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RAS-GDP -&gt; 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RAS GTP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ERK-on + RAS-GTP -&gt; ERK-on + RAS-GDP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EGF EGFR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0 -&gt; TACE-off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TACE on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0 -&gt; EGFR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TGFA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EGFR-TACE + RAS-GDP -&gt; EGFR-TACE + RAS-GTP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SCH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0 → EGF</text:p>
          </table:table-cell>
          <table:table-cell table:number-columns-repeated="5"/>
          <table:table-cell office:value-type="float" office:value="17">
            <text:p>17</text:p>
          </table:table-cell>
          <table:table-cell office:value-type="string">
            <text:p>CI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TACE-on → TACE-on + TGFA</text:p>
          </table:table-cell>
          <table:table-cell table:number-columns-repeated="5"/>
          <table:table-cell office:value-type="float" office:value="18">
            <text:p>18</text:p>
          </table:table-cell>
          <table:table-cell office:value-type="string">
            <text:p>ZM</text:p>
          </table:table-cell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CH + ERK-on → SCH + ERK-off</text:p>
          </table:table-cell>
          <table:table-cell table:number-columns-repeated="5"/>
          <table:table-cell office:value-type="float" office:value="19">
            <text:p>19</text:p>
          </table:table-cell>
          <table:table-cell office:value-type="string">
            <text:p>Gef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I + MEK-on → CI + MEK-off</text:p>
          </table:table-cell>
          <table:table-cell table:number-columns-repeated="5"/>
          <table:table-cell office:value-type="float" office:value="20">
            <text:p>20</text:p>
          </table:table-cell>
          <table:table-cell office:value-type="string">
            <text:p>Gef:EGFR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ZM + RAF-on → ZM + RAF-off</text:p>
          </table:table-cell>
          <table:table-cell table:number-columns-repeated="5"/>
          <table:table-cell office:value-type="float" office:value="21">
            <text:p>21</text:p>
          </table:table-cell>
          <table:table-cell office:value-type="string">
            <text:p>GM</text:p>
          </table:table-cell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Gef + EGFR ↔ Gef:EGFR</text:p>
          </table:table-cell>
          <table:table-cell table:number-columns-repeated="5"/>
          <table:table-cell office:value-type="float" office:value="22">
            <text:p>22</text:p>
          </table:table-cell>
          <table:table-cell office:value-type="string">
            <text:p>BMS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GMRate... multiply by some constant to lower rate of 17 (0 → EGF)</text:p>
          </table:table-cell>
          <table:table-cell table:number-columns-repeated="102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GMRate... multiply by some (different) constant to lower rate of 17 (0 → EGF)</text:p>
          </table:table-cell>
          <table:table-cell table:number-columns-repeated="102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BMSRate... multiply by some constant to lower rate of 18 (TACE-on → TACE-on + TGFA)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ael "little Bunny" Morton</meta:initial-creator>
    <dc:creator>Carter </dc:creator>
    <meta:creation-date>2014-11-13T00:23:27</meta:creation-date>
    <dc:date>2014-11-13T16:10:39</dc:date>
    <meta:generator>LibreOffice/3.5$Linux_X86_64 LibreOffice_project/350m1$Build-2</meta:generator>
    <meta:editing-duration>P0D</meta:editing-duration>
    <meta:editing-cycles>1</meta:editing-cycles>
    <meta:document-statistic meta:table-count="1" meta:cell-count="166" meta:object-count="0"/>
    <meta:user-defined meta:name="AppVersion">14.0300</meta:user-defined>
    <meta:user-defined meta:name="Company">TARDI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